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Niger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7-04-09" calcext:value-type="date">
            <text:p>09/04/2017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52" calcext:value-type="float">
            <text:p>319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5" calcext:value-type="date">
            <text:p>25/04/2019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982" calcext:value-type="float">
            <text:p>239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2" calcext:value-type="date">
            <text:p>02/05/2019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0" calcext:value-type="float">
            <text:p>241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1" calcext:value-type="date">
            <text:p>21/05/2020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66" calcext:value-type="float">
            <text:p>319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3" calcext:value-type="date">
            <text:p>03/06/2020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81" calcext:value-type="float">
            <text:p>319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7" calcext:value-type="date">
            <text:p>07/07/2020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06" calcext:value-type="float">
            <text:p>320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21" calcext:value-type="date">
            <text:p>21/09/2020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007" calcext:value-type="float">
            <text:p>320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7" calcext:value-type="date">
            <text:p>27/01/202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28" calcext:value-type="float">
            <text:p>271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4" calcext:value-type="date">
            <text:p>24/03/202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08" calcext:value-type="float">
            <text:p>274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0" calcext:value-type="date">
            <text:p>10/07/202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88" calcext:value-type="float">
            <text:p>287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6" calcext:value-type="date">
            <text:p>16/11/202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75" calcext:value-type="float">
            <text:p>318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4" calcext:value-type="date">
            <text:p>14/01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12" calcext:value-type="float">
            <text:p>331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2" calcext:value-type="date">
            <text:p>12/04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i Mai milit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65" calcext:value-type="float">
            <text:p>350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6" calcext:value-type="date">
            <text:p>16/05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76" calcext:value-type="float">
            <text:p>329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1" calcext:value-type="date">
            <text:p>01/07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30" calcext:value-type="float">
            <text:p>353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9" calcext:value-type="date">
            <text:p>19/07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31" calcext:value-type="float">
            <text:p>353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9" calcext:value-type="date">
            <text:p>19/07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9" calcext:value-type="float">
            <text:p>361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30" calcext:value-type="date">
            <text:p>30/07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0" calcext:value-type="float">
            <text:p>361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8" calcext:value-type="date">
            <text:p>28/08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7" calcext:value-type="float">
            <text:p>363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5" calcext:value-type="date">
            <text:p>05/11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39" calcext:value-type="float">
            <text:p>357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2" calcext:value-type="date">
            <text:p>12/12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87" calcext:value-type="float">
            <text:p>364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5" calcext:value-type="date">
            <text:p>15/12/202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31" calcext:value-type="float">
            <text:p>364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5" calcext:value-type="date">
            <text:p>05/01/2023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Boko Haram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1" calcext:value-type="float">
            <text:p>366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1" calcext:value-type="date">
            <text:p>21/03/2023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09" calcext:value-type="float">
            <text:p>38309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Niger between 01 January 2016 to 26 Niger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Niger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37:55.668312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38:31.475519009</meta:creation-date>
    <dc:date>2023-05-15T16:38:38.085742856</dc:date>
    <meta:editing-duration>PT3M32S</meta:editing-duration>
    <meta:editing-cycles>3</meta:editing-cycles>
    <meta:generator>LibreOffice/7.0.4.2$Linux_X86_64 LibreOffice_project/00$Build-2</meta:generator>
    <meta:document-statistic meta:table-count="2" meta:cell-count="1670" meta:object-count="0"/>
  </office:meta>
</office:document-meta>
</file>